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9000001386F5CCE2B6D26F2B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815cm" svg:height="10.051cm" draw:z-index="0"><draw:image xlink:href="Pictures/1000000000000229000001386F5CCE2B6D26F2B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11:51:00.260637461</meta:creation-date>
    <dc:date>2018-07-22T11:51:26.614758700</dc:date>
    <meta:editing-duration>PT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5.2$Linux_X86_64 LibreOffice_project/00m0$Build-2</meta:generator>
  </office:meta>
</office:document-meta>
</file>